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_3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April 1</text:p>
      <text:p text:style-name="P4">Month<text:tab/><text:tab/><text:tab/><text:tab/><text:tab/><text:tab/>April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. Sabato Morais/</text:p>
      <text:p text:style-name="P2"><text:tab/>546 N 5<text:span text:style-name="T2">th</text:span><text:span text:style-name="T3"> street/</text:span></text:p>
      <text:p text:style-name="P2"><text:span text:style-name="T3"><text:tab/>Pres./</text:span></text:p>
      <text:p text:style-name="P2"><text:span text:style-name="T3"/></text:p>
      <text:p text:style-name="P2"><text:span text:style-name="T3">[Note: The following is written in pencil, to the left of the address.]</text:span></text:p>
      <text:p text:style-name="P2"><text:span text:style-name="T3">Dr Hirsh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04:13.54</meta:creation-date>
    <meta:document-statistic meta:table-count="0" meta:image-count="0" meta:object-count="0" meta:page-count="2" meta:paragraph-count="65" meta:word-count="183" meta:character-count="1364"/>
    <dc:date>2012-01-25T14:06:02.29</dc:date>
    <dc:creator>Penn Libraries</dc:creator>
    <meta:editing-duration>PT00H01M48S</meta:editing-duration>
    <meta:editing-cycles>1</meta:editing-cycles>
    <meta:generator>OpenOffice.org/3.2$Win32 OpenOffice.org_project/320m12$Build-9483</meta:generator>
  </office:meta>
</office:document-meta>
</file>